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35.2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535.04pt" svg:y="399.97pt">
            <draw:object draw:notify-on-update-of-ranges="solutions.D4:solutions.D29 solutions.H3:solutions.H3 solutions.H4:solutions.H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79.2pt" svg:height="338.03pt" svg:x="533.68pt" svg:y="35.49pt">
            <draw:object draw:notify-on-update-of-ranges="solutions.D4:solutions.D29 solutions.G4:solutions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([0],[1,2,3,4,5],[6,7,8],[]) 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orward solutions with last 3 cars on Track 1 matching in intermediate and final stat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([0],[1,2,3,4,5],[6,8,7],[])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4,5],[7,6,8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ove 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table:style-name="Default" office:value-type="string" calcext:value-type="string">
            <text:p>([0],[1,2,3,4,5],[7,8,6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B$1:.$B$40320]; [.D4])" office:value-type="float" office:value="1" calcext:value-type="float">
            <text:p>1</text:p>
          </table:table-cell>
          <table:table-cell table:style-name="ce1" table:formula="of:=[.E4]" office:value-type="float" office:value="1" calcext:value-type="float">
            <text:p>1</text:p>
          </table:table-cell>
          <table:table-cell table:style-name="ce2" table:formula="of:=[.F4]/[.$E$29]" office:value-type="float" office:value="0.000166666666666667" calcext:value-type="float">
            <text:p>0.0002</text:p>
          </table:table-cell>
          <table:table-cell table:style-name="ce2" table:formula="of:=[.E4]/[.$E$29]" office:value-type="float" office:value="0.000166666666666667" calcext:value-type="float">
            <text:p>0.0002</text:p>
          </table:table-cell>
        </table:table-row>
        <table:table-row table:style-name="ro1">
          <table:table-cell table:style-name="Default" office:value-type="string" calcext:value-type="string">
            <text:p>([0],[1,2,3,4,5],[8,6,7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B$1:.$B$40320]; [.D5])" office:value-type="float" office:value="1" calcext:value-type="float">
            <text:p>1</text:p>
          </table:table-cell>
          <table:table-cell table:style-name="ce1" table:formula="of:=[.E5]-[.E4]" office:value-type="float" office:value="0" calcext:value-type="float">
            <text:p>0</text:p>
          </table:table-cell>
          <table:table-cell table:style-name="ce2" table:formula="of:=[.F5]/[.$E$29]" office:value-type="float" office:value="0" calcext:value-type="float">
            <text:p>0.0000</text:p>
          </table:table-cell>
          <table:table-cell table:style-name="ce2" table:formula="of:=[.E5]/[.$E$29]" office:value-type="float" office:value="0.000166666666666667" calcext:value-type="float">
            <text:p>0.0002</text:p>
          </table:table-cell>
        </table:table-row>
        <table:table-row table:style-name="ro1">
          <table:table-cell table:style-name="Default" office:value-type="string" calcext:value-type="string">
            <text:p>([0],[1,2,3,4,5],[8,7,6],[]) 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B$1:.$B$40320]; [.D6])" office:value-type="float" office:value="1" calcext:value-type="float">
            <text:p>1</text:p>
          </table:table-cell>
          <table:table-cell table:style-name="ce1" table:formula="of:=[.E6]-[.E5]" office:value-type="float" office:value="0" calcext:value-type="float">
            <text:p>0</text:p>
          </table:table-cell>
          <table:table-cell table:style-name="ce2" table:formula="of:=[.F6]/[.$E$29]" office:value-type="float" office:value="0" calcext:value-type="float">
            <text:p>0.0000</text:p>
          </table:table-cell>
          <table:table-cell table:style-name="ce2" table:formula="of:=[.E6]/[.$E$29]" office:value-type="float" office:value="0.000166666666666667" calcext:value-type="float">
            <text:p>0.0002</text:p>
          </table:table-cell>
        </table:table-row>
        <table:table-row table:style-name="ro1">
          <table:table-cell table:style-name="Default" office:value-type="string" calcext:value-type="string">
            <text:p>([0],[1,2,3,4,6],[5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B$1:.$B$40320]; [.D7])" office:value-type="float" office:value="1" calcext:value-type="float">
            <text:p>1</text:p>
          </table:table-cell>
          <table:table-cell table:style-name="ce1" table:formula="of:=[.E7]-[.E6]" office:value-type="float" office:value="0" calcext:value-type="float">
            <text:p>0</text:p>
          </table:table-cell>
          <table:table-cell table:style-name="ce2" table:formula="of:=[.F7]/[.$E$29]" office:value-type="float" office:value="0" calcext:value-type="float">
            <text:p>0.0000</text:p>
          </table:table-cell>
          <table:table-cell table:style-name="ce2" table:formula="of:=[.E7]/[.$E$29]" office:value-type="float" office:value="0.000166666666666667" calcext:value-type="float">
            <text:p>0.0002</text:p>
          </table:table-cell>
        </table:table-row>
        <table:table-row table:style-name="ro1">
          <table:table-cell table:style-name="Default" office:value-type="string" calcext:value-type="string">
            <text:p>([0],[1,2,3,4,6],[5,8,7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B$1:.$B$40320]; [.D8])" office:value-type="float" office:value="1" calcext:value-type="float">
            <text:p>1</text:p>
          </table:table-cell>
          <table:table-cell table:style-name="ce1" table:formula="of:=[.E8]-[.E7]" office:value-type="float" office:value="0" calcext:value-type="float">
            <text:p>0</text:p>
          </table:table-cell>
          <table:table-cell table:style-name="ce2" table:formula="of:=[.F8]/[.$E$29]" office:value-type="float" office:value="0" calcext:value-type="float">
            <text:p>0.0000</text:p>
          </table:table-cell>
          <table:table-cell table:style-name="ce2" table:formula="of:=[.E8]/[.$E$29]" office:value-type="float" office:value="0.000166666666666667" calcext:value-type="float">
            <text:p>0.0002</text:p>
          </table:table-cell>
        </table:table-row>
        <table:table-row table:style-name="ro1">
          <table:table-cell table:style-name="Default" office:value-type="string" calcext:value-type="string">
            <text:p>([0],[1,2,3,4,6],[7,5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B$1:.$B$40320]; [.D9])" office:value-type="float" office:value="8" calcext:value-type="float">
            <text:p>8</text:p>
          </table:table-cell>
          <table:table-cell table:style-name="ce1" table:formula="of:=[.E9]-[.E8]" office:value-type="float" office:value="7" calcext:value-type="float">
            <text:p>7</text:p>
          </table:table-cell>
          <table:table-cell table:style-name="ce2" table:formula="of:=[.F9]/[.$E$29]" office:value-type="float" office:value="0.00116666666666667" calcext:value-type="float">
            <text:p>0.0012</text:p>
          </table:table-cell>
          <table:table-cell table:style-name="ce2" table:formula="of:=[.E9]/[.$E$29]" office:value-type="float" office:value="0.00133333333333333" calcext:value-type="float">
            <text:p>0.0013</text:p>
          </table:table-cell>
        </table:table-row>
        <table:table-row table:style-name="ro1">
          <table:table-cell table:style-name="Default" office:value-type="string" calcext:value-type="string">
            <text:p>([0],[1,2,3,4,6],[7,8,5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B$1:.$B$40320]; [.D10])" office:value-type="float" office:value="9" calcext:value-type="float">
            <text:p>9</text:p>
          </table:table-cell>
          <table:table-cell table:style-name="ce1" table:formula="of:=[.E10]-[.E9]" office:value-type="float" office:value="1" calcext:value-type="float">
            <text:p>1</text:p>
          </table:table-cell>
          <table:table-cell table:style-name="ce2" table:formula="of:=[.F10]/[.$E$29]" office:value-type="float" office:value="0.000166666666666667" calcext:value-type="float">
            <text:p>0.0002</text:p>
          </table:table-cell>
          <table:table-cell table:style-name="ce2" table:formula="of:=[.E10]/[.$E$29]" office:value-type="float" office:value="0.0015" calcext:value-type="float">
            <text:p>0.0015</text:p>
          </table:table-cell>
        </table:table-row>
        <table:table-row table:style-name="ro1">
          <table:table-cell table:style-name="Default" office:value-type="string" calcext:value-type="string">
            <text:p>([0],[1,2,3,4,6],[8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B$1:.$B$40320]; [.D11])" office:value-type="float" office:value="19" calcext:value-type="float">
            <text:p>19</text:p>
          </table:table-cell>
          <table:table-cell table:style-name="ce1" table:formula="of:=[.E11]-[.E10]" office:value-type="float" office:value="10" calcext:value-type="float">
            <text:p>10</text:p>
          </table:table-cell>
          <table:table-cell table:style-name="ce2" table:formula="of:=[.F11]/[.$E$29]" office:value-type="float" office:value="0.00166666666666667" calcext:value-type="float">
            <text:p>0.0017</text:p>
          </table:table-cell>
          <table:table-cell table:style-name="ce2" table:formula="of:=[.E11]/[.$E$29]" office:value-type="float" office:value="0.00316666666666667" calcext:value-type="float">
            <text:p>0.0032</text:p>
          </table:table-cell>
        </table:table-row>
        <table:table-row table:style-name="ro1">
          <table:table-cell table:style-name="Default" office:value-type="string" calcext:value-type="string">
            <text:p>([0],[1,2,3,4,6],[8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B$1:.$B$40320]; [.D12])" office:value-type="float" office:value="33" calcext:value-type="float">
            <text:p>33</text:p>
          </table:table-cell>
          <table:table-cell table:style-name="ce1" table:formula="of:=[.E12]-[.E11]" office:value-type="float" office:value="14" calcext:value-type="float">
            <text:p>14</text:p>
          </table:table-cell>
          <table:table-cell table:style-name="ce2" table:formula="of:=[.F12]/[.$E$29]" office:value-type="float" office:value="0.00233333333333333" calcext:value-type="float">
            <text:p>0.0023</text:p>
          </table:table-cell>
          <table:table-cell table:style-name="ce2" table:formula="of:=[.E12]/[.$E$29]" office:value-type="float" office:value="0.0055" calcext:value-type="float">
            <text:p>0.0055</text:p>
          </table:table-cell>
        </table:table-row>
        <table:table-row table:style-name="ro1">
          <table:table-cell table:style-name="Default" office:value-type="string" calcext:value-type="string">
            <text:p>([0],[1,2,3,4,7],[5,6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B$1:.$B$40320]; [.D13])" office:value-type="float" office:value="78" calcext:value-type="float">
            <text:p>78</text:p>
          </table:table-cell>
          <table:table-cell table:style-name="ce1" table:formula="of:=[.E13]-[.E12]" office:value-type="float" office:value="45" calcext:value-type="float">
            <text:p>45</text:p>
          </table:table-cell>
          <table:table-cell table:style-name="ce2" table:formula="of:=[.F13]/[.$E$29]" office:value-type="float" office:value="0.0075" calcext:value-type="float">
            <text:p>0.0075</text:p>
          </table:table-cell>
          <table:table-cell table:style-name="ce2" table:formula="of:=[.E13]/[.$E$29]" office:value-type="float" office:value="0.013" calcext:value-type="float">
            <text:p>0.0130</text:p>
          </table:table-cell>
        </table:table-row>
        <table:table-row table:style-name="ro1">
          <table:table-cell table:style-name="Default" office:value-type="string" calcext:value-type="string">
            <text:p>([0],[1,2,3,4,7],[5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B$1:.$B$40320]; [.D14])" office:value-type="float" office:value="137" calcext:value-type="float">
            <text:p>137</text:p>
          </table:table-cell>
          <table:table-cell table:style-name="ce1" table:formula="of:=[.E14]-[.E13]" office:value-type="float" office:value="59" calcext:value-type="float">
            <text:p>59</text:p>
          </table:table-cell>
          <table:table-cell table:style-name="ce2" table:formula="of:=[.F14]/[.$E$29]" office:value-type="float" office:value="0.00983333333333333" calcext:value-type="float">
            <text:p>0.0098</text:p>
          </table:table-cell>
          <table:table-cell table:style-name="ce2" table:formula="of:=[.E14]/[.$E$29]" office:value-type="float" office:value="0.0228333333333333" calcext:value-type="float">
            <text:p>0.0228</text:p>
          </table:table-cell>
        </table:table-row>
        <table:table-row table:style-name="ro1">
          <table:table-cell table:style-name="Default" office:value-type="string" calcext:value-type="string">
            <text:p>([0],[1,2,3,4,7],[6,5,8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B$1:.$B$40320]; [.D15])" office:value-type="float" office:value="267" calcext:value-type="float">
            <text:p>267</text:p>
          </table:table-cell>
          <table:table-cell table:style-name="ce1" table:formula="of:=[.E15]-[.E14]" office:value-type="float" office:value="130" calcext:value-type="float">
            <text:p>130</text:p>
          </table:table-cell>
          <table:table-cell table:style-name="ce2" table:formula="of:=[.F15]/[.$E$29]" office:value-type="float" office:value="0.0216666666666667" calcext:value-type="float">
            <text:p>0.0217</text:p>
          </table:table-cell>
          <table:table-cell table:style-name="ce2" table:formula="of:=[.E15]/[.$E$29]" office:value-type="float" office:value="0.0445" calcext:value-type="float">
            <text:p>0.0445</text:p>
          </table:table-cell>
        </table:table-row>
        <table:table-row table:style-name="ro1">
          <table:table-cell table:style-name="Default" office:value-type="string" calcext:value-type="string">
            <text:p>([0],[1,2,3,4,7],[6,8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B$1:.$B$40320]; [.D16])" office:value-type="float" office:value="503" calcext:value-type="float">
            <text:p>503</text:p>
          </table:table-cell>
          <table:table-cell table:style-name="ce1" table:formula="of:=[.E16]-[.E15]" office:value-type="float" office:value="236" calcext:value-type="float">
            <text:p>236</text:p>
          </table:table-cell>
          <table:table-cell table:style-name="ce2" table:formula="of:=[.F16]/[.$E$29]" office:value-type="float" office:value="0.0393333333333333" calcext:value-type="float">
            <text:p>0.0393</text:p>
          </table:table-cell>
          <table:table-cell table:style-name="ce2" table:formula="of:=[.E16]/[.$E$29]" office:value-type="float" office:value="0.0838333333333333" calcext:value-type="float">
            <text:p>0.0838</text:p>
          </table:table-cell>
        </table:table-row>
        <table:table-row table:style-name="ro1">
          <table:table-cell table:style-name="Default" office:value-type="string" calcext:value-type="string">
            <text:p>([0],[1,2,3,4,7],[8,5,6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B$1:.$B$40320]; [.D17])" office:value-type="float" office:value="891" calcext:value-type="float">
            <text:p>891</text:p>
          </table:table-cell>
          <table:table-cell table:style-name="ce1" table:formula="of:=[.E17]-[.E16]" office:value-type="float" office:value="388" calcext:value-type="float">
            <text:p>388</text:p>
          </table:table-cell>
          <table:table-cell table:style-name="ce2" table:formula="of:=[.F17]/[.$E$29]" office:value-type="float" office:value="0.0646666666666667" calcext:value-type="float">
            <text:p>0.0647</text:p>
          </table:table-cell>
          <table:table-cell table:style-name="ce2" table:formula="of:=[.E17]/[.$E$29]" office:value-type="float" office:value="0.1485" calcext:value-type="float">
            <text:p>0.1485</text:p>
          </table:table-cell>
        </table:table-row>
        <table:table-row table:style-name="ro1">
          <table:table-cell table:style-name="Default" office:value-type="string" calcext:value-type="string">
            <text:p>([0],[1,2,3,4,7],[8,6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B$1:.$B$40320]; [.D18])" office:value-type="float" office:value="1420" calcext:value-type="float">
            <text:p>1420</text:p>
          </table:table-cell>
          <table:table-cell table:style-name="ce1" table:formula="of:=[.E18]-[.E17]" office:value-type="float" office:value="529" calcext:value-type="float">
            <text:p>529</text:p>
          </table:table-cell>
          <table:table-cell table:style-name="ce2" table:formula="of:=[.F18]/[.$E$29]" office:value-type="float" office:value="0.0881666666666667" calcext:value-type="float">
            <text:p>0.0882</text:p>
          </table:table-cell>
          <table:table-cell table:style-name="ce2" table:formula="of:=[.E18]/[.$E$29]" office:value-type="float" office:value="0.236666666666667" calcext:value-type="float">
            <text:p>0.2367</text:p>
          </table:table-cell>
        </table:table-row>
        <table:table-row table:style-name="ro1">
          <table:table-cell table:style-name="Default" office:value-type="string" calcext:value-type="string">
            <text:p>([0],[1,2,3,4,8],[5,6,7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B$1:.$B$40320]; [.D19])" office:value-type="float" office:value="2233" calcext:value-type="float">
            <text:p>2233</text:p>
          </table:table-cell>
          <table:table-cell table:style-name="ce1" table:formula="of:=[.E19]-[.E18]" office:value-type="float" office:value="813" calcext:value-type="float">
            <text:p>813</text:p>
          </table:table-cell>
          <table:table-cell table:style-name="ce2" table:formula="of:=[.F19]/[.$E$29]" office:value-type="float" office:value="0.1355" calcext:value-type="float">
            <text:p>0.1355</text:p>
          </table:table-cell>
          <table:table-cell table:style-name="ce2" table:formula="of:=[.E19]/[.$E$29]" office:value-type="float" office:value="0.372166666666667" calcext:value-type="float">
            <text:p>0.3722</text:p>
          </table:table-cell>
        </table:table-row>
        <table:table-row table:style-name="ro1">
          <table:table-cell table:style-name="Default" office:value-type="string" calcext:value-type="string">
            <text:p>([0],[1,2,3,4,8],[5,7,6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B$1:.$B$40320]; [.D20])" office:value-type="float" office:value="3062" calcext:value-type="float">
            <text:p>3062</text:p>
          </table:table-cell>
          <table:table-cell table:style-name="ce1" table:formula="of:=[.E20]-[.E19]" office:value-type="float" office:value="829" calcext:value-type="float">
            <text:p>829</text:p>
          </table:table-cell>
          <table:table-cell table:style-name="ce2" table:formula="of:=[.F20]/[.$E$29]" office:value-type="float" office:value="0.138166666666667" calcext:value-type="float">
            <text:p>0.1382</text:p>
          </table:table-cell>
          <table:table-cell table:style-name="ce2" table:formula="of:=[.E20]/[.$E$29]" office:value-type="float" office:value="0.510333333333333" calcext:value-type="float">
            <text:p>0.5103</text:p>
          </table:table-cell>
        </table:table-row>
        <table:table-row table:style-name="ro1">
          <table:table-cell table:style-name="Default" office:value-type="string" calcext:value-type="string">
            <text:p>([0],[1,2,3,4,8],[6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B$1:.$B$40320]; [.D21])" office:value-type="float" office:value="4020" calcext:value-type="float">
            <text:p>4020</text:p>
          </table:table-cell>
          <table:table-cell table:style-name="ce1" table:formula="of:=[.E21]-[.E20]" office:value-type="float" office:value="958" calcext:value-type="float">
            <text:p>958</text:p>
          </table:table-cell>
          <table:table-cell table:style-name="ce2" table:formula="of:=[.F21]/[.$E$29]" office:value-type="float" office:value="0.159666666666667" calcext:value-type="float">
            <text:p>0.1597</text:p>
          </table:table-cell>
          <table:table-cell table:style-name="ce2" table:formula="of:=[.E21]/[.$E$29]" office:value-type="float" office:value="0.67" calcext:value-type="float">
            <text:p>0.6700</text:p>
          </table:table-cell>
        </table:table-row>
        <table:table-row table:style-name="ro1">
          <table:table-cell table:style-name="Default" office:value-type="string" calcext:value-type="string">
            <text:p>([0],[1,2,3,4,8],[6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B$1:.$B$40320]; [.D22])" office:value-type="float" office:value="4817" calcext:value-type="float">
            <text:p>4817</text:p>
          </table:table-cell>
          <table:table-cell table:style-name="ce1" table:formula="of:=[.E22]-[.E21]" office:value-type="float" office:value="797" calcext:value-type="float">
            <text:p>797</text:p>
          </table:table-cell>
          <table:table-cell table:style-name="ce2" table:formula="of:=[.F22]/[.$E$29]" office:value-type="float" office:value="0.132833333333333" calcext:value-type="float">
            <text:p>0.1328</text:p>
          </table:table-cell>
          <table:table-cell table:style-name="ce2" table:formula="of:=[.E22]/[.$E$29]" office:value-type="float" office:value="0.802833333333333" calcext:value-type="float">
            <text:p>0.8028</text:p>
          </table:table-cell>
        </table:table-row>
        <table:table-row table:style-name="ro1">
          <table:table-cell table:style-name="Default" office:value-type="string" calcext:value-type="string">
            <text:p>([0],[1,2,3,4,8],[7,5,6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B$1:.$B$40320]; [.D23])" office:value-type="float" office:value="5422" calcext:value-type="float">
            <text:p>5422</text:p>
          </table:table-cell>
          <table:table-cell table:style-name="ce1" table:formula="of:=[.E23]-[.E22]" office:value-type="float" office:value="605" calcext:value-type="float">
            <text:p>605</text:p>
          </table:table-cell>
          <table:table-cell table:style-name="ce2" table:formula="of:=[.F23]/[.$E$29]" office:value-type="float" office:value="0.100833333333333" calcext:value-type="float">
            <text:p>0.1008</text:p>
          </table:table-cell>
          <table:table-cell table:style-name="ce2" table:formula="of:=[.E23]/[.$E$29]" office:value-type="float" office:value="0.903666666666667" calcext:value-type="float">
            <text:p>0.9037</text:p>
          </table:table-cell>
        </table:table-row>
        <table:table-row table:style-name="ro1">
          <table:table-cell table:style-name="Default" office:value-type="string" calcext:value-type="string">
            <text:p>([0],[1,2,3,4,8],[7,6,5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B$1:.$B$40320]; [.D24])" office:value-type="float" office:value="5767" calcext:value-type="float">
            <text:p>5767</text:p>
          </table:table-cell>
          <table:table-cell table:style-name="ce1" table:formula="of:=[.E24]-[.E23]" office:value-type="float" office:value="345" calcext:value-type="float">
            <text:p>345</text:p>
          </table:table-cell>
          <table:table-cell table:style-name="ce2" table:formula="of:=[.F24]/[.$E$29]" office:value-type="float" office:value="0.0575" calcext:value-type="float">
            <text:p>0.0575</text:p>
          </table:table-cell>
          <table:table-cell table:style-name="ce2" table:formula="of:=[.E24]/[.$E$29]" office:value-type="float" office:value="0.961166666666667" calcext:value-type="float">
            <text:p>0.9612</text:p>
          </table:table-cell>
        </table:table-row>
        <table:table-row table:style-name="ro1">
          <table:table-cell table:style-name="Default" office:value-type="string" calcext:value-type="string">
            <text:p>([0],[1,2,3,5,4],[6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B$1:.$B$40320]; [.D25])" office:value-type="float" office:value="5956" calcext:value-type="float">
            <text:p>5956</text:p>
          </table:table-cell>
          <table:table-cell table:style-name="ce1" table:formula="of:=[.E25]-[.E24]" office:value-type="float" office:value="189" calcext:value-type="float">
            <text:p>189</text:p>
          </table:table-cell>
          <table:table-cell table:style-name="ce2" table:formula="of:=[.F25]/[.$E$29]" office:value-type="float" office:value="0.0315" calcext:value-type="float">
            <text:p>0.0315</text:p>
          </table:table-cell>
          <table:table-cell table:style-name="ce2" table:formula="of:=[.E25]/[.$E$29]" office:value-type="float" office:value="0.992666666666667" calcext:value-type="float">
            <text:p>0.9927</text:p>
          </table:table-cell>
        </table:table-row>
        <table:table-row table:style-name="ro1">
          <table:table-cell table:style-name="Default" office:value-type="string" calcext:value-type="string">
            <text:p>([0],[1,2,3,5,4],[6,8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B$1:.$B$40320]; [.D26])" office:value-type="float" office:value="5991" calcext:value-type="float">
            <text:p>5991</text:p>
          </table:table-cell>
          <table:table-cell table:style-name="ce1" table:formula="of:=[.E26]-[.E25]" office:value-type="float" office:value="35" calcext:value-type="float">
            <text:p>35</text:p>
          </table:table-cell>
          <table:table-cell table:style-name="ce2" table:formula="of:=[.F26]/[.$E$29]" office:value-type="float" office:value="0.00583333333333333" calcext:value-type="float">
            <text:p>0.0058</text:p>
          </table:table-cell>
          <table:table-cell table:style-name="ce2" table:formula="of:=[.E26]/[.$E$29]" office:value-type="float" office:value="0.9985" calcext:value-type="float">
            <text:p>0.9985</text:p>
          </table:table-cell>
        </table:table-row>
        <table:table-row table:style-name="ro1">
          <table:table-cell table:style-name="Default" office:value-type="string" calcext:value-type="string">
            <text:p>([0],[1,2,3,5,4],[7,6,8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B$1:.$B$40320]; [.D27])" office:value-type="float" office:value="5999" calcext:value-type="float">
            <text:p>5999</text:p>
          </table:table-cell>
          <table:table-cell table:style-name="ce1" table:formula="of:=[.E27]-[.E26]" office:value-type="float" office:value="8" calcext:value-type="float">
            <text:p>8</text:p>
          </table:table-cell>
          <table:table-cell table:style-name="ce2" table:formula="of:=[.F27]/[.$E$29]" office:value-type="float" office:value="0.00133333333333333" calcext:value-type="float">
            <text:p>0.0013</text:p>
          </table:table-cell>
          <table:table-cell table:style-name="ce2" table:formula="of:=[.E27]/[.$E$29]" office:value-type="float" office:value="0.999833333333333" calcext:value-type="float">
            <text:p>0.9998</text:p>
          </table:table-cell>
        </table:table-row>
        <table:table-row table:style-name="ro1">
          <table:table-cell table:style-name="Default" office:value-type="string" calcext:value-type="string">
            <text:p>([0],[1,2,3,5,4],[7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B$1:.$B$40320]; [.D28])" office:value-type="float" office:value="6000" calcext:value-type="float">
            <text:p>6000</text:p>
          </table:table-cell>
          <table:table-cell table:style-name="ce1" table:formula="of:=[.E28]-[.E27]" office:value-type="float" office:value="1" calcext:value-type="float">
            <text:p>1</text:p>
          </table:table-cell>
          <table:table-cell table:style-name="ce2" table:formula="of:=[.F28]/[.$E$29]" office:value-type="float" office:value="0.000166666666666667" calcext:value-type="float">
            <text:p>0.0002</text:p>
          </table:table-cell>
          <table:table-cell table:style-name="ce2" table:formula="of:=[.E28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6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B$1:.$B$40320]; [.D29])" office:value-type="float" office:value="6000" calcext:value-type="float">
            <text:p>6000</text:p>
          </table:table-cell>
          <table:table-cell table:style-name="ce1" table:formula="of:=[.E29]-[.E28]" office:value-type="float" office:value="0" calcext:value-type="float">
            <text:p>0</text:p>
          </table:table-cell>
          <table:table-cell table:style-name="ce2" table:formula="of:=[.F29]/[.$E$29]" office:value-type="float" office:value="0" calcext:value-type="float">
            <text:p>0.0000</text:p>
          </table:table-cell>
          <table:table-cell table:style-name="ce2" table:formula="of:=[.E29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4,8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formula="of:=LOOKUP(24; [.B1:.B6000]; [.A1:.A6000])" office:value-type="string" office:string-value="([0],[2,1,3,7,8],[6,5,4],[]) " calcext:value-type="string">
            <text:p>([0],[2,1,3,7,8],[6,5,4],[]) 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([0],[1,2,3,5,6],[7,8,4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5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4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5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3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5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7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8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5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3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3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8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5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7,5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6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7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7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5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7,8],[]) 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8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8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6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6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4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5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4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7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6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2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8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8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7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6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8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8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2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6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8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2,4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6,4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6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6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7,6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2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7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7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7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8,7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7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2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2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7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7,8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8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8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2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2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2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8,5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4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4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8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2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2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4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4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5,2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4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5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6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5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5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2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2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6,2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8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8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5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8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5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6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2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8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5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8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4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4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6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4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4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6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6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7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5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5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5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2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2,7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6,2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6,7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7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7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2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6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7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2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2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4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7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5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7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2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5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5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2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4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5,2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2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5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2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4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4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6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6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7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7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6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5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5,7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6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6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7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7,6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6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8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5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8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8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3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5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5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8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3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3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3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8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5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3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5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7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8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8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5,6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5,8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6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6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8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5,6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5,7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6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7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7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5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7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2,5,8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2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8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2,5,7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5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5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7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8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2,8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5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8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2,5,6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5,2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5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6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5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5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6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7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2,5,7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5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7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7,5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2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5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6,2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6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7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7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7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8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2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2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2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2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2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8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2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3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6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6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8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3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3,7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5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7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8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8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2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2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7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7,8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8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2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2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5,2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5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7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7,5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7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8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2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3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3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8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2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3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8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3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5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3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7,3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7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5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7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2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2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3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7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6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5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6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6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8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2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6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8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8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5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5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5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6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6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8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2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2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2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3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8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8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5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2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3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8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8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3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5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2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2,6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3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6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6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6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6,7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7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7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5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2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2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6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6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7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7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5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7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5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3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2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2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2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2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3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6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6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3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7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2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7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2,3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2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3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3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7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3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5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3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6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6,5,3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2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5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2,3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3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6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6,3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3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3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5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6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4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4,7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6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7,6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3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6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8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6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4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3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3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4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4,8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8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8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4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4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7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6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3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4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4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8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3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4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4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6,3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3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4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7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4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6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7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4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6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7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6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2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8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7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4,7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4,8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7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7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2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2,8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4,2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4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8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8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2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4,2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4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7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4,6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4,8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6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2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4,2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4,8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8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2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4,2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4,6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6,2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6,4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4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6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4,2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4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4,2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4,6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6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7,3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7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8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8,7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3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3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6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8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8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3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3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6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6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7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6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8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2,7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2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6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6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2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2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6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7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3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7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7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8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8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2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2,8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3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8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8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7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7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3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3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6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8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8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8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8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2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2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3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6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6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3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3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6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6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7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7,6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2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2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3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7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7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2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6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6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7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8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4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4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8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3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7,3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4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4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7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7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8,7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2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4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4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8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2,7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4,2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4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7,2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7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2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2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8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7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7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4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8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2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2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4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4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2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2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8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2,3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2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3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3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4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4,3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3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4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7,3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7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2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7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2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2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3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4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4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4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4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8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4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4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6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6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4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4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8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8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2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6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8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2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4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4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8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4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4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3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2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2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8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8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2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2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3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6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3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4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8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8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2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2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2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2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3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4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4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6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6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2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2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6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2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2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3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4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4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6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4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7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7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4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4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6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6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6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7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2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4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4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3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6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7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2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6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4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7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2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2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2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3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3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4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3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4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6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4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4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2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3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6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2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2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3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3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4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4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5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5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7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8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4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7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7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8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8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5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5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7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3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3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7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7,8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8,3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8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3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5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4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3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8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3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3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7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4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8,4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3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3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5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8,3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3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8,3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8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5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5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7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3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5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8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5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7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8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2,7,8],[])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2,8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7,2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7,8,2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8,2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8,7,2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2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5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5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8,2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8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2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5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5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7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4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7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4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4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2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2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4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2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5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8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2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2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4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4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8,2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8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2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5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5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7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2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2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4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4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7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7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8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5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7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7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7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2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5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8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5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7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3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8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2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3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3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8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8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2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2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3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3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7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2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5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2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3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3,8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8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8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3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3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3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7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2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7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2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2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3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3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7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3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3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4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7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4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8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7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4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8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4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4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2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2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8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8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2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8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7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4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4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8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8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4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8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2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2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2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2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3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3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4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4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7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2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7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2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2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3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4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5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8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3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3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5,3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5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8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8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3,4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3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4,3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8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8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4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5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2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5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5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2,4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2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4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4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8,2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8,4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5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5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3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3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5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8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2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8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2,3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2,8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3,2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3,8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8,2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8,3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2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3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3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5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3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3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4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8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2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2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4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4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8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8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3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3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8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2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2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3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3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4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4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5,3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2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2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4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4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5,2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5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2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2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3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3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5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2,3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2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3,2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3,4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4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4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4,7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7,5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3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3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7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3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7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7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5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7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2,5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2,7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5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5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7,2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2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2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4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4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7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7,4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5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5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3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2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7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2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2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3,2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3,7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7,2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7,3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3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3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5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4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7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2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2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4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7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7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2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3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7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2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2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3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3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4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4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3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4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4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2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4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5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5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2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3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3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5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2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2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3,2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3,4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4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4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5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5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6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8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4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4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6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8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8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3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3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6,3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6,8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8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8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3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5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8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3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5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6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3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3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4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8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8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8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3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5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8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3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3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8,3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8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5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3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5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6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3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3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6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6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4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5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6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2,6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2,8,6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6,2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6,8,2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8,2,6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8,6,2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2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5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5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8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8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2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5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5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6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8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6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2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4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4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8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2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4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4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2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5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5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2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2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4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4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8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8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2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2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4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4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4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4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5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6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6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5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2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2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4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4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6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6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5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8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3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6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5,8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6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6,8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8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6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2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5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8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6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2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3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3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8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8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2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2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3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3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6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6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5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5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2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2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3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3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8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8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2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3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3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5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5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6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2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5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5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2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2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3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3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6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6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3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3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8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3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4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4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8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4,8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8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6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6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6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6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6],[4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6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6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8],[2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8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8],[4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8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8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8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2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2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2],[6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2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2],[8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2],[8,6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3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3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3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3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3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6],[2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6],[2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6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6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6],[8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6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8],[2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8],[2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8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8],[6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2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2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2],[4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2],[4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2],[8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2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3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3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3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3],[4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3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3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4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4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4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4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4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4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8],[2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8],[2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8],[3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8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8],[4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8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2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2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2],[4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2],[4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2],[6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2],[6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3],[2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3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3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3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3],[6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3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4],[2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4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4],[3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4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4],[6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4],[6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6],[2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6],[2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6],[3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6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6],[4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6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3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3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3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3],[8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4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4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4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4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4],[8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5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5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5],[8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5],[8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8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8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8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8],[5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8],[5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2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2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2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2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2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2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4],[2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4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4],[5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4],[5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4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4],[8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5],[2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5],[2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5],[4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5],[4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5],[8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5],[8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8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8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8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8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8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8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2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2],[3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2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2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2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2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3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3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3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3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3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5],[2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5],[2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5],[3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5],[3,8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5],[8,2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5],[8,3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8],[2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8],[3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8],[3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8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8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2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2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2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2],[4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2],[8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2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3],[2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3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3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3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3],[8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3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4],[2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4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4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4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4],[8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4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8],[2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8],[2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8],[3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8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8],[4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8],[4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2],[3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2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2],[4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2],[4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2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2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3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3],[2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3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3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3],[5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3],[5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4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4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4],[3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4],[3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4],[5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4],[5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5],[2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5],[2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5],[3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5],[3,4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5],[4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5],[4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3],[4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3],[5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3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3],[6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3],[6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4],[3,5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4],[3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4],[5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4],[5,6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4],[6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4],[6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5],[3,4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5],[3,6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5],[4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5],[4,6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5],[6,3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5],[6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6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6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6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6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6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6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2],[4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2],[4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2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2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2],[6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2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4],[2,5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4],[2,6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4],[5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4],[5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4],[6,2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4],[6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5],[2,4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5],[2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5],[4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5],[4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5],[6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5],[6,4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6],[2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6],[2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6],[4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6],[4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6],[5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6],[5,4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2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2],[3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2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2],[5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2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2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3],[2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3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3],[5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3],[5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3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3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5],[2,3,6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5],[2,6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5],[3,2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5],[3,6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5],[6,2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5],[6,3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6],[2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6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6],[3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6],[3,5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6],[5,2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6],[5,3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2],[3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2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2],[4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2],[4,6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2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2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3],[2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3],[2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3],[4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3],[4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3],[6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3],[6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4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4],[2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4],[3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4],[3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4],[6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4],[6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6],[2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6],[2,4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6],[3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6],[3,4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6],[4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6],[4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2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2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2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2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2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2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3],[2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3],[2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3],[4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3],[4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3],[5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3],[5,4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4],[2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4],[2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4],[3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4],[3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4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4],[5,3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5],[2,3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5],[2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5],[3,2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5],[3,4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5],[4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5],[4,3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4],[5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4],[5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4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4],[6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4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4],[7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5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5],[6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5],[7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5],[7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6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6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6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6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6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7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7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7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7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7],[6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3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3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3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3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5],[3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5],[3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5],[6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5],[6,7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5],[7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5],[7,6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6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6],[3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6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6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6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6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7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7],[3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7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7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7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7],[6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3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3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3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3],[7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4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4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4],[6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4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4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6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6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6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6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6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6],[7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7],[3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7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7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7],[4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7],[6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7],[6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3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3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3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3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3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3],[7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4],[3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4],[3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4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4],[5,7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4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4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5],[3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5],[3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5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5],[4,7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5],[7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5],[7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7],[3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7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7],[4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7],[4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7],[5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7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3],[4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3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3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3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3],[6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3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4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4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4],[5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4],[5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4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4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5],[3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5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5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5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5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5],[6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6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6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6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6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6],[5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6],[5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4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4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4],[7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4],[7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5],[4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5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5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5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5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5],[7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6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6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6],[5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6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6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6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7],[4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7],[4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7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7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7],[6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7],[6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2],[5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2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2],[6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2],[6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2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2],[7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5],[2,6,7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5],[2,7,6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5],[6,2,7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5],[6,7,2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5],[7,2,6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5],[7,6,2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6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6],[2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6],[5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6],[5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6],[7,2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6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7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7],[2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7],[5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7],[5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7],[6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7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2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2],[4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2],[6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2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2],[7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2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4],[2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4],[2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4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4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4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4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6],[2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6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6],[4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6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6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6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7],[2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7],[2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7],[4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7],[4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7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7],[6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2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2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2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2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2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2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4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4],[2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4],[5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4],[5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4],[7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4],[7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5],[2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5],[2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5],[4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5],[4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5],[7,2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5],[7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7],[2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7],[2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7],[4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7],[4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7],[5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7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2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2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2],[5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2],[5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2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2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4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4],[5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4],[5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4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4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5],[2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5],[2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5],[4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5],[4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5],[6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5],[6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6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6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6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6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6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6],[5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3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3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3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5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5],[3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5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5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5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5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6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6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6],[5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6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6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7],[3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7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7],[5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7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7],[6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7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2],[5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2],[5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2],[6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2],[6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2],[7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2],[7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5],[2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5],[2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5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5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5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5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6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6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6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6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6],[7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7],[2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7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7],[5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7],[5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7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7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2],[3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2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2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2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2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2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3],[2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3],[2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3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3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3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3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6],[2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6],[2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6],[3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6],[3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6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6],[7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7],[2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7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7],[3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7],[3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7],[6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7],[6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2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2],[3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2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2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2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2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3],[2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3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3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3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3],[7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5],[2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5],[2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5],[3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5],[3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5],[7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7],[2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7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7],[3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7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7],[5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7],[5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2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2],[3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2],[5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2],[5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2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2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3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3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3],[5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3],[5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3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3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5],[2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5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5],[3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5],[3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5],[6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5],[6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6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6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6],[3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6],[3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6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6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3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3],[4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3],[6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3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3],[7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3],[7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4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4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4],[6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4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6],[3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6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6],[4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6],[7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7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7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7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7],[4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7],[6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7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2],[4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2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2],[6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2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2],[7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2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4],[2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4],[2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4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4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4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4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6],[2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6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6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6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6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6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7],[2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7],[2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7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7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7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7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2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2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2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2],[6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2],[7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2],[7,6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3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3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3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3],[6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3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3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6],[2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6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6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6],[7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6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7],[2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7],[2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7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7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7],[6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7],[6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2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2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2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2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2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2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3],[2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3],[2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3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3],[4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3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3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4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4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4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4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4],[7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4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7],[2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7],[2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7],[3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7],[3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7],[4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7],[4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2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2],[3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2],[4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2],[4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2],[6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2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3],[2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3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3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3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3],[6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3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4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4],[2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4],[3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4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4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4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6],[2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6],[2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6],[3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6],[3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6],[4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6],[4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3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3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3],[5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3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3],[7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4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4],[5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4],[7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5],[3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5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7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7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7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7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7],[5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2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2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2],[5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2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2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2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4],[2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4],[2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4],[5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4],[5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4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5],[2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5],[2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5],[4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5],[4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5],[7,2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5],[7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7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7],[2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7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7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7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7],[5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2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2],[3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2],[5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2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2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2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3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3],[2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3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3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3],[7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5],[2,3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5],[2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5],[3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5],[3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5],[7,2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5],[7,3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7],[2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7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7],[3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7],[3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7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7],[5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2],[3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2],[3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2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2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2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2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3],[2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3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3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3],[4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3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3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4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4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4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4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4],[7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4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7],[2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7],[2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7],[3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7],[3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7],[4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7],[4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2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2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2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2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2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2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3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3],[2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3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3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3],[5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3],[5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4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4],[2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4],[3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4],[3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4],[5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4],[5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5],[2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5],[2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5],[3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5],[3,4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5],[4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5],[4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3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3],[5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3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3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3],[6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4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4],[3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4],[5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4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4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5],[3,4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5],[3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5],[4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5],[6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6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6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6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6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6],[5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2],[4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2],[4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2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2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2],[6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2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4],[2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4],[2,6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4],[5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4],[5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4],[6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4],[6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5],[2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5],[2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5],[4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5],[4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5],[6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5],[6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6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6],[2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6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6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6],[5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6],[5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2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2],[3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2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2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2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2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3],[2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3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3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3],[5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3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3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5],[2,3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5],[2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5],[3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5],[3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5],[6,2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5],[6,3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6],[2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6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6],[3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6],[3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6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6],[5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2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2],[3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2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2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2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2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3],[2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3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3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3],[4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3],[6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3],[6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4],[2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4],[2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4],[3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4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4],[6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4],[6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6],[2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6],[2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6],[3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6],[3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6],[4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6],[4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2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2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2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2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2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2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3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3],[2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3],[4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3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3],[5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3],[5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4],[2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4],[2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4],[3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4],[3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4],[5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4],[5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5],[2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5],[2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5],[3,2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5],[3,4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5],[4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6,5],[4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5],[6,7,8],[])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5],[6,8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5],[7,6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5],[7,8,6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5],[8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5],[8,7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6],[5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6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6],[7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6],[7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6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7],[5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7],[5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7],[6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7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7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7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8],[5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8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8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8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8],[7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4,8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4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4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4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6],[4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6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6],[7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6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6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7],[4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7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7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7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7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8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8],[4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8],[6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8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8],[7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5,8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4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4],[5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4],[7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4],[8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4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5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5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5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5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5],[8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7],[4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7],[4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7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7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7],[8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7],[8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8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8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8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8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6,8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4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4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4],[6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4],[6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4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4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5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5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5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5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6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6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6],[5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6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6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6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8],[4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8],[4,6,5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8],[5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8],[5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8],[6,4,5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7,8],[6,5,4],[]) 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4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4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4],[7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4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5],[4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5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5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5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5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5],[7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6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6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6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6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6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6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7],[4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7],[4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7],[5,4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7],[6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3,8,7],[6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5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5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5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5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5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5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6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6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6],[7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6],[7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6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7],[5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7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7],[6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7],[6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7],[8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7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8],[5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8],[5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8],[6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8],[6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8],[7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3,8],[7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3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3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3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3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3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3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6],[3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6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6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6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6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7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7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7],[6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7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7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7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8],[3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8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8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8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5,8],[7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3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3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3],[7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3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3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3],[8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5],[3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5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5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5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5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7],[3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7],[3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7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7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7],[8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7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8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8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8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8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8],[7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6,8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3],[5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3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3],[6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3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3],[8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3],[8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5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5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5],[6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5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5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5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6],[3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6],[3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6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6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6],[8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6],[8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8],[3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8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8],[5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8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8],[6,3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7,8],[6,5,3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3],[5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3],[5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3],[6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3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3],[7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3],[7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5],[3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5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5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5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5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5],[7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6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6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6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6],[5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6],[7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6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7],[3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7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7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7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7],[6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4,8,7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4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4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4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6],[4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6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6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6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6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6],[8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7],[4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7],[4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7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7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7],[8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7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8],[4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8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8],[6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8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8],[7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3,8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3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3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3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3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3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3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6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6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6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6],[8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6],[8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7],[3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7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7],[6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7],[6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7],[8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7],[8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8],[3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8],[3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8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8],[6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8],[7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4,8],[7,6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3],[4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3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3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3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3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3],[8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4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4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4],[7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4],[8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7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7],[3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7],[4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7],[4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7],[8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7],[8,4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8],[3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8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8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8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8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6,8],[7,4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3],[4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3],[4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3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3],[6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3],[8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3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4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4],[3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4],[6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4],[6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4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4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6],[3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6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6],[4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6],[4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6],[8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6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8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8],[3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8],[4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8],[4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8],[6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7,8],[6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3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3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3],[6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3],[6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3],[7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3],[7,6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4],[3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4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4],[6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4],[6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4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4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6],[3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6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6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6],[4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6],[7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6],[7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7],[3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7],[3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7],[4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7],[4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7],[6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5,8,7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4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4],[5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4],[7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4],[7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4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4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5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5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5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5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5],[8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7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7],[5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7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8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8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8],[5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8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3,8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3],[5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3],[5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3],[7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3],[7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3],[8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3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5],[3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5],[3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5],[7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5],[7,8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5],[8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5],[8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7],[3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7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7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7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7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8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8],[3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8],[5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8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8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4,8],[7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3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3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4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4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4],[7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7],[3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7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7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7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7],[8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7],[8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8],[3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8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8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8],[4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8],[7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5,8],[7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3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3],[4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3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3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3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3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4],[3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4],[3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4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4],[5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4],[8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4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5],[3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5],[3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5],[4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5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5],[8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5],[8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8],[3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8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8],[4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8],[4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8],[5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7,8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3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3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3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3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3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4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4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4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4],[7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5],[3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5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5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5],[7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7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7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7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7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7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6,8,7],[5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4],[5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4],[5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4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4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4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5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5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5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5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6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6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6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6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6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6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8],[4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8],[4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8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8],[6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3,8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3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3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3],[6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3],[6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3],[8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3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5],[3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5],[3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5],[6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5],[6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5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5],[8,6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6],[3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6],[3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6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6],[8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6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8],[3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8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8],[5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4,8],[6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3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3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3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3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3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3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4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4],[6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4],[6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4],[8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4],[8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6],[3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6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6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6],[4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6],[8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6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8],[3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8],[3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8],[4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8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8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5,8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3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3],[4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3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3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3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3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4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4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4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4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4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4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5],[3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5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5],[4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5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5],[8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5],[8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8],[3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8],[4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8],[4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8],[5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6,8],[5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3],[4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3],[4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3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3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3],[6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3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4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4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4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4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4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4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5],[3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5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5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5],[4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5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5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6],[3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6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6],[4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6],[4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6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7,8,6],[5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4],[5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4],[5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4],[6,5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4],[6,7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4],[7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4],[7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5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5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5],[7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5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6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6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6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6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6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7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7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7],[5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7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3,7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3],[5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3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3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3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3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3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5],[3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5],[3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5],[6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5],[6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5],[7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5],[7,6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6],[3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6],[3,7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6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6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6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6],[7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7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7],[3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7],[5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7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4,7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3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3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3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3],[7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4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4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4],[6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4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4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6],[3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6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6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6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6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7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7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7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7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7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5,7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3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3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3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3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3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3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4],[3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4],[3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4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4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4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5],[3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5],[3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5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5],[7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7],[3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7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7],[4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7],[4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7],[5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6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3],[4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3],[4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3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3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3],[6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3],[6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4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4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4],[5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4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4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4],[6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5],[3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5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5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5],[4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5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5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6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6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6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6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6],[5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1,8,7,6],[5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5],[6,7,8],[])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5],[6,8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5],[7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5],[7,8,6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5],[8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5],[8,7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6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6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6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6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6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6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7],[5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7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7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8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8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4,8],[7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4],[6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4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4],[7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4],[7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4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4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6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6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6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6],[7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6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7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7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7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7],[6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7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7],[8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8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8],[4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8],[6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8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8],[7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5,8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4],[5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4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4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4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5],[4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5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5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5],[8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5],[8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7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7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7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7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7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7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8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8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8],[5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8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8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6,8],[7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4],[5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4],[5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4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4],[6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4],[8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4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5],[4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5],[4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5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5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5],[8,6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6],[4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6],[4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6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6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6],[8,4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6],[8,5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8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8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8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8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7,8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4],[5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4],[5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4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4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5],[4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5],[4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5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5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5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5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6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6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6],[5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6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6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6],[7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7],[4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7],[4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7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7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7],[6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1,8,7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5],[6,7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5],[6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5],[7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5],[7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5],[8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5],[8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6],[5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6],[5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6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6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6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7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7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7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7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8],[5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8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8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8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1,8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1],[6,7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1],[6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1],[7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1],[7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1],[8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1],[8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6],[1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6],[1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6],[7,1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6],[7,8,1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6],[8,1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6],[8,7,1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7],[1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7],[1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7],[6,1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7],[6,8,1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7],[8,1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7],[8,6,1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8],[1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8],[1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8],[6,1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8],[6,7,1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8],[7,1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5,8],[7,6,1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1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1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1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1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1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1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5],[1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5],[1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5],[7,1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5],[7,8,1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5],[8,1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5],[8,7,1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7],[1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7],[1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7],[5,1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7],[5,8,1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7],[8,1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7],[8,5,1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8],[1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8],[1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8],[5,1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8],[5,7,1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8],[7,1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6,8],[7,5,1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1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1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1],[6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1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1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1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5],[1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5],[1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5],[6,1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5],[6,8,1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5],[8,1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5],[8,6,1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6],[1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6],[1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6],[5,1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6],[5,8,1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6],[8,1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6],[8,5,1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8],[1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8],[1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8],[5,1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8],[5,6,1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8],[6,1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7,8],[6,5,1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1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1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1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1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1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1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5],[1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5],[1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5],[6,1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5],[6,7,1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5],[7,1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5],[7,6,1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6],[1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6],[1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6],[5,1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6],[5,7,1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6],[7,1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6],[7,5,1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7],[1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7],[1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7],[5,1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7],[5,6,1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7],[6,1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2,3,4,8,7],[6,5,1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 table:number-rows-repeated="6000">
          <table:table-cell table:style-name="Default" table:number-columns-repeated="2"/>
          <table:table-cell table:number-columns-repeated="6"/>
        </table:table-row>
        <table:table-row table:style-name="ro1" table:number-rows-repeated="10365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2:40:42.156907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19-12-28T12:43:14.508957952</dc:date>
    <meta:editing-duration>PT1H56M52S</meta:editing-duration>
    <meta:editing-cycles>84</meta:editing-cycles>
    <meta:document-statistic meta:table-count="1" meta:cell-count="12137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D4:solutions.D29 solutions.H3:solutions.H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H4:solutions.H29" chart:label-cell-address="solutions.H3:solutions.H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H3:solutions.H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166666666666667">
                <text:p>0.000166666666666667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166666666666667">
                <text:p>0.0001666666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166666666666667">
                <text:p>0.00016666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66666666666667">
                <text:p>0.000166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66666666666667">
                <text:p>0.00016666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33333333333333">
                <text:p>0.001333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16666666666667">
                <text:p>0.0031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28333333333333">
                <text:p>0.02283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38333333333333">
                <text:p>0.0838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485">
                <text:p>0.14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6666666666667">
                <text:p>0.23666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72166666666667">
                <text:p>0.3721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10333333333333">
                <text:p>0.5103333333333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02833333333333">
                <text:p>0.8028333333333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03666666666667">
                <text:p>0.903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1166666666667">
                <text:p>0.9611666666666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2666666666667">
                <text:p>0.9926666666666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99833333333333">
                <text:p>0.9998333333333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06cm" svg:height="11.926cm" xlink:href=".." xlink:type="simple" chart:class="chart:bar" chart:style-name="ch1">
        <chart:title svg:x="3.303cm" svg:y="0.374cm" chart:style-name="ch2">
          <text:p>Number of Moves for Full Inglenook Sidings Puzzle</text:p>
        </chart:title>
        <chart:subtitle svg:x="6.345cm" svg:y="1.043cm" chart:style-name="ch3">
          <text:p>Forward Solutions Only</text:p>
        </chart:subtitle>
        <chart:plot-area chart:style-name="ch4" table:cell-range-address="solutions.D4:solutions.D29 solutions.G4:solutions.G29" chart:data-source-has-labels="column" svg:x="1.349cm" svg:y="1.624cm" svg:width="15.218cm" svg:height="9.081cm">
          <chartooo:coordinate-region svg:x="2.261cm" svg:y="1.823cm" svg:width="14.306cm" svg:height="8.235cm"/>
          <chart:axis chart:dimension="x" chart:name="primary-x" chart:style-name="ch5" chartooo:axis-type="auto">
            <chartooo:date-scale/>
            <chart:title svg:x="8.424cm" svg:y="10.943cm" chart:style-name="ch6">
              <text:p>Moves</text:p>
            </chart:title>
            <chart:categories table:cell-range-address="solutions.D4:solutions.D29"/>
          </chart:axis>
          <chart:axis chart:dimension="y" chart:name="primary-y" chart:style-name="ch7">
            <chart:title svg:x="0.451cm" svg:y="6.989cm" chart:style-name="ch8">
              <text:p>Frequency</text:p>
            </chart:title>
            <chart:grid chart:style-name="ch9" chart:class="major"/>
          </chart:axis>
          <chart:series chart:style-name="ch10" chart:values-cell-range-address="solutions.G4:solutions.G29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166666666666667">
                <text:p>0.000166666666666667</text:p>
                <draw:g>
                  <svg:desc>solutions.G4:solutions.G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16666666666667">
                <text:p>0.001166666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166666666666667">
                <text:p>0.00016666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66666666666667">
                <text:p>0.0016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33333333333333">
                <text:p>0.00233333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983333333333333">
                <text:p>0.009833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16666666666667">
                <text:p>0.02166666666666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393333333333333">
                <text:p>0.0393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646666666666667">
                <text:p>0.06466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81666666666667">
                <text:p>0.088166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55">
                <text:p>0.13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38166666666667">
                <text:p>0.138166666666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59666666666667">
                <text:p>0.1596666666666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32833333333333">
                <text:p>0.1328333333333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00833333333333">
                <text:p>0.1008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75">
                <text:p>0.05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583333333333333">
                <text:p>0.005833333333333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133333333333333">
                <text:p>0.001333333333333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166666666666667">
                <text:p>0.00016666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